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f2d3c"/>
    </style:style>
    <style:style style:name="P2" style:family="paragraph" style:parent-style-name="Standard">
      <style:text-properties officeooo:rsid="000f2d3c" officeooo:paragraph-rsid="000f2d3c"/>
    </style:style>
    <style:style style:name="P3" style:family="paragraph" style:parent-style-name="Standard">
      <style:text-properties fo:font-weight="normal" officeooo:paragraph-rsid="000f2d3c" style:font-weight-asian="normal" style:font-weight-complex="normal"/>
    </style:style>
    <style:style style:name="P4" style:family="paragraph" style:parent-style-name="Standard">
      <style:text-properties officeooo:rsid="00123754" officeooo:paragraph-rsid="00123754"/>
    </style:style>
    <style:style style:name="P5" style:family="paragraph" style:parent-style-name="Standard">
      <style:text-properties officeooo:rsid="0012f672" officeooo:paragraph-rsid="0012f672"/>
    </style:style>
    <style:style style:name="P6" style:family="paragraph" style:parent-style-name="Standard">
      <style:text-properties officeooo:rsid="0014fb93" officeooo:paragraph-rsid="0014fb93"/>
    </style:style>
    <style:style style:name="T1" style:family="text">
      <style:text-properties officeooo:rsid="0010dd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 decided to work on this part of the code on a separate branch, due to the fact that is a more experimental bit of code for the visualisation that may not make it into the final development, but should be useful in learning how to work with more complex visualisations and different shapes provided by the Processing framework)</text:span></text:p>
      <text:p text:style-name="P1"/>
      <text:p text:style-name="P1">One way to produce a visualisation based on the colours of a set number of samples would be to have a circular buffer, containing a number of pixels. This could be added to each frame with a set number of pixels from the colour of the most recent frame, then read out backwards to the screen. It seems that it would be sensible to add 5 pixels of colour to the buffer for each frame added, since this will allow a maximum of 100 samples in a 500 pixel buffer. </text:p>
      <text:p text:style-name="P1"/>
      <text:p text:style-name="P1">Since the size of the visualisation is dependent on the amplitude, the number of pixels read will grow and shrink with each frame. If the amplitude is bigger than the previous frame, it seems sensible to just extend the size with the new colour, so that the amplitude of a frame is represented by the number of pixels corresponding to the colour of that frame. If the amplitude is smaller than the previous frame, we can simply add the 5 pixels of colour for that colour and read out the number of pixels required.</text:p>
      <text:p text:style-name="P1"/>
      <text:p text:style-name="P2">Firstly, I intend to modify the amplitude function, to give a minimum size for the amplitude, since I believe the visualisation should never disappear from the screen completely. This will change the constructor of an Amplitude object to give it an additional parameter (minimum size), but should require very minimal changes in the calculation of an amplitude. </text:p>
      <text:p text:style-name="P2"><text:line-break/>The circular buffer class for Col will be very similar to the already-existing Integer and Double circular buffer classes, with the key difference being that it will be read backwards, from the most recent colour to the least recent colour, so that only a certain portion of recent colours can be read if required.</text:p>
      <text:p text:style-name="P2"/>
      <text:p text:style-name="P4">An additional method for the amplitude class will be to return the colours that need to be printed to the screen, as an array of Col objects. This will be calculated as described above, being added to each frame based on the currentSize and prevSize of the amplitude (which will have to be stored as new variables in the amplitude class). An instance of the CBCol class will have to be part of each amplitude object to store all of the colours potentially being added, which should be the size of half of the width of the screen (in the current case, 500). </text:p>
      <text:p text:style-name="P4"/>
      <text:p text:style-name="P5">Finally, I will change the launcher to print out lines of 1 pixel in width, with the height of the rectangle, rather than a single rectangle of colour. The location should be the same, as I will print from the outside to the centre based on the size of the array returned by the previously mentioned function. The pseudocode for this calculation will be as follows:</text:p>
      <text:p text:style-name="P5"/>
      <text:p text:style-name="P5">for ( j = 1 to array size)</text:p>
      <text:p text:style-name="P5"><text:s text:c="2"/>set colour to array[j]</text:p>
      <text:p text:style-name="P5"><text:s text:c="2"/>print line of colour at x location 500 – array size + j</text:p>
      <text:p text:style-name="P5"><text:s text:c="2"/>print line of colour at x location 501 + array size – j</text:p>
      <text:p text:style-name="P5"/>
      <text:p text:style-name="P6">After attempting to implement this with the line() function, I realised that lines cannot be filled with processing, so I attempted to used a rectangle with a width of one pixel. This worked correctly and the visualisation was quite impressiv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Harrison</meta:initial-creator>
    <meta:creation-date>2019-10-16T13:13:55.490715756</meta:creation-date>
    <dc:date>2019-10-16T14:33:39.591819858</dc:date>
    <dc:creator>Jack Harrison</dc:creator>
    <meta:editing-duration>PT19M3S</meta:editing-duration>
    <meta:editing-cycles>2</meta:editing-cycles>
    <meta:generator>LibreOffice/5.0.6.2$Linux_X86_64 LibreOffice_project/00$Build-2</meta:generator>
    <meta:document-statistic meta:table-count="0" meta:image-count="0" meta:object-count="0" meta:page-count="1" meta:paragraph-count="12" meta:word-count="599" meta:character-count="3311" meta:non-whitespace-character-count="2711"/>
  </office:meta>
</office:document-meta>
</file>